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e8139" officeooo:paragraph-rsid="000e8139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e8139" officeooo:paragraph-rsid="000e8139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officeooo:paragraph-rsid="000e8139"/>
    </style:style>
    <style:style style:name="P4" style:family="paragraph" style:parent-style-name="Preformatted_20_Text">
      <style:text-properties officeooo:paragraph-rsid="00107885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Preformatted_20_Text">
      <style:text-properties fo:font-variant="normal" fo:text-transform="none" fo:color="#111827" style:font-name="Inter" fo:font-size="12pt" fo:letter-spacing="normal" fo:font-style="normal" fo:font-weight="normal" officeooo:rsid="000e8139" officeooo:paragraph-rsid="000e8139"/>
    </style:style>
    <style:style style:name="P7" style:family="paragraph" style:parent-style-name="Preformatted_20_Text">
      <style:text-properties officeooo:paragraph-rsid="00107885"/>
    </style:style>
    <style:style style:name="T1" style:family="text">
      <style:text-properties fo:font-variant="normal" fo:text-transform="none" fo:color="#111827" style:font-name="Inter" fo:font-size="12pt" fo:letter-spacing="normal" fo:font-style="normal" fo:font-weight="normal"/>
    </style:style>
    <style:style style:name="T2" style:family="text">
      <style:text-properties fo:font-variant="normal" fo:text-transform="none" fo:color="#111827" style:font-name="Inter" fo:font-size="12pt" fo:letter-spacing="normal" fo:font-style="normal" fo:font-weight="normal" officeooo:rsid="000e8139"/>
    </style:style>
    <style:style style:name="T3" style:family="text">
      <style:text-properties fo:font-variant="normal" fo:text-transform="none" fo:color="#111827" style:font-name="Inter" fo:font-size="12pt" fo:letter-spacing="normal" fo:font-style="normal" fo:font-weight="normal" officeooo:rsid="000e8139" loext:padding="0cm" loext:border="none"/>
    </style:style>
    <style:style style:name="T4" style:family="text">
      <style:text-properties fo:font-variant="normal" fo:text-transform="none" fo:color="#111827" style:font-name="Inter" fo:font-size="12pt" fo:letter-spacing="normal" fo:font-style="normal" fo:font-weight="normal" officeooo:rsid="00107885" style:font-size-asian="12.25pt" style:font-size-complex="14pt" loext:padding="0cm" loext:border="none"/>
    </style:style>
    <style:style style:name="T5" style:family="text">
      <style:text-properties fo:font-variant="normal" fo:text-transform="none" fo:color="#111827" fo:letter-spacing="normal"/>
    </style:style>
    <style:style style:name="T6" style:family="text">
      <style:text-properties fo:font-variant="normal" fo:text-transform="none" fo:color="#111827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111827" style:font-name="ui-monospace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111827" style:font-name="ui-monospace" fo:font-size="9.75pt" fo:letter-spacing="normal" fo:font-style="normal" fo:font-weight="normal" officeooo:rsid="00107885" style:font-size-asian="12.25pt" style:font-size-complex="14pt" loext:padding="0cm" loext:border="none"/>
    </style:style>
    <style:style style:name="T9" style:family="text">
      <style:text-properties fo:font-variant="normal" fo:text-transform="none" fo:color="#111827" style:font-name="Liberation Serif" fo:font-size="14pt" fo:letter-spacing="normal" fo:font-style="normal" fo:font-weight="normal" officeooo:rsid="000e8139" style:font-size-asian="12.25pt" style:font-size-complex="14pt" loext:padding="0cm" loext:border="none"/>
    </style:style>
    <style:style style:name="T10" style:family="text">
      <style:text-properties fo:font-variant="normal" fo:text-transform="none" fo:color="#111827" style:font-name="Liberation Serif" fo:font-size="14pt" fo:letter-spacing="normal" fo:font-style="normal" fo:font-weight="normal" officeooo:rsid="00107885" style:font-size-asian="12.25pt" style:font-size-complex="14pt" loext:padding="0cm" loext:border="none"/>
    </style:style>
    <style:style style:name="T11" style:family="text">
      <style:text-properties fo:font-variant="normal" fo:text-transform="none" fo:color="#111827" fo:font-size="14pt" fo:letter-spacing="normal" fo:font-style="normal" fo:font-weight="normal" officeooo:rsid="000e8139" style:font-size-asian="12.25pt" style:font-size-complex="14pt" loext:padding="0cm" loext:border="none"/>
    </style:style>
    <style:style style:name="T12" style:family="text">
      <style:text-properties loext:padding="0cm" loext:border="none"/>
    </style:style>
    <style:style style:name="T13" style:family="text">
      <style:text-properties style:font-name="Liberation Serif" fo:font-size="14pt" fo:font-weight="normal" officeooo:rsid="000e8139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: Environment Variable Docker </text:p>
      <text:p text:style-name="P2"/>
      <text:p text:style-name="P3"><text:span text:style-name="T13">Q-1 </text:span><text:span text:style-name="T1">Inspect the environment variables set on the running container and identify the value set to the </text:span><text:span text:style-name="Source_20_Text"><text:span text:style-name="T12">APP_COLOR</text:span></text:span><text:span text:style-name="T5"> </text:span><text:span text:style-name="T1">variable.</text:span></text:p>
      <text:p text:style-name="P6"/>
      <text:p text:style-name="P6">A-1 docker inspect ‘container_id’</text:p>
      <text:p text:style-name="P6">Ans is pink</text:p>
      <text:p text:style-name="P6"/>
      <text:p text:style-name="P3"><text:span text:style-name="T2">Q-2 </text:span><text:span text:style-name="T1">Run a container named </text:span><text:span text:style-name="Source_20_Text"><text:span text:style-name="T6">blue-app</text:span></text:span><text:span text:style-name="T1"> using image </text:span><text:span text:style-name="Source_20_Text"><text:span text:style-name="T6">kodekloud/simple-webapp</text:span></text:span><text:span text:style-name="T1"> and set the environment variable </text:span><text:span text:style-name="Source_20_Text"><text:span text:style-name="T6">APP_COLOR</text:span></text:span><text:span text:style-name="T1"> to </text:span><text:span text:style-name="Source_20_Text"><text:span text:style-name="T6">blue</text:span></text:span><text:span text:style-name="T1">. Make the application available on port </text:span><text:span text:style-name="Source_20_Text"><text:span text:style-name="T6">38282</text:span></text:span><text:span text:style-name="T1"> on the host. The application listens on port </text:span><text:span text:style-name="Source_20_Text"><text:span text:style-name="T6">8080</text:span></text:span><text:span text:style-name="T1">.</text:span></text:p>
      <text:p text:style-name="P6"/>
      <text:p text:style-name="P3"><text:span text:style-name="T2">A-2 </text:span><text:span text:style-name="T1">Run the command : </text:span><text:span text:style-name="Source_20_Text"><text:span text:style-name="T7">docker run -p 38282:8080 --name blue-app -e APP_COLOR=blue -d kodekloud/simple-webapp</text:span></text:span><text:span text:style-name="T1"><text:line-break/><text:line-break/>To know the env field from within a </text:span><text:span text:style-name="Source_20_Text"><text:span text:style-name="T7">webapp</text:span></text:span><text:span text:style-name="T1"> container, run </text:span><text:span text:style-name="Source_20_Text"><text:span text:style-name="T7">docker exec -it blue-app env</text:span></text:span></text:p>
      <text:p text:style-name="P3"><text:span text:style-name="Source_20_Text"><text:span text:style-name="T3"/></text:span></text:p>
      <text:p text:style-name="P3"><text:span text:style-name="Source_20_Text"><text:span text:style-name="T9">Q-3 Deploy a </text:span></text:span><text:span text:style-name="Source_20_Text"><text:span text:style-name="T11">mysql</text:span></text:span><text:span text:style-name="Source_20_Text"><text:span text:style-name="T9"> database using the </text:span></text:span><text:span text:style-name="Source_20_Text"><text:span text:style-name="T11">mysql</text:span></text:span><text:span text:style-name="Source_20_Text"><text:span text:style-name="T9"> image and name it </text:span></text:span><text:span text:style-name="Source_20_Text"><text:span text:style-name="T11">mysql-db</text:span></text:span><text:span text:style-name="Source_20_Text"><text:span text:style-name="T9">.</text:span></text:span></text:p>
      <text:p text:style-name="Text_20_body"/>
      <text:p text:style-name="P5"><text:span text:style-name="T12">Set the database password to use </text:span><text:span text:style-name="Source_20_Text"><text:span text:style-name="T12">db_pass123</text:span></text:span><text:span text:style-name="T12">. Lookup the mysql image on Docker Hub and identify the correct environment variable to use for setting the root password.</text:span></text:p>
      <text:p text:style-name="P3"><text:span text:style-name="Source_20_Text"><text:span text:style-name="T9"/></text:span></text:p>
      <text:p text:style-name="P4"><text:span text:style-name="Source_20_Text"><text:span text:style-name="T10">A-3 </text:span></text:span><text:span text:style-name="Source_20_Text"><text:span text:style-name="T4">Run the command: </text:span></text:span><text:span text:style-name="Source_20_Text"><text:span text:style-name="T8">docker run -d -e MYSQL_ROOT_PASSWORD=db_pass123 --name mysql-db mysql</text:span></text:span><text:span text:style-name="Source_20_Text"><text:span text:style-name="T10"><text:line-break/><text:line-break/></text:span></text:span><text:span text:style-name="Source_20_Text"><text:span text:style-name="T4">To know the env field from within a </text:span></text:span><text:span text:style-name="Source_20_Text"><text:span text:style-name="T8">mysql-db</text:span></text:span><text:span text:style-name="Source_20_Text"><text:span text:style-name="T10"> </text:span></text:span><text:span text:style-name="Source_20_Text"><text:span text:style-name="T4">container, run </text:span></text:span><text:span text:style-name="Source_20_Text"><text:span text:style-name="T8">docker exec -it mysql-db env</text:span></text:span></text:p>
      <text:p text:style-name="P4"><text:span text:style-name="Source_20_Text"><text:span text:style-name="T8"/></text:span></text:p>
      <text:p text:style-name="P4"><text:span text:style-name="Source_20_Text"><text:span text:style-name="T8"/></text:span></text:p>
      <text:p text:style-name="P4"><text:span text:style-name="Source_20_Text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5T14:14:57.237803197</dc:date>
    <meta:editing-duration>PT3H11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64" meta:character-count="1026" meta:non-whitespace-character-count="870"/>
  </office:meta>
</office:document-meta>
</file>